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Default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4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55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5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1%</text:p>
          </table:table-cell>
          <table:table-cell table:style-name="ce13" office:value-type="string" calcext:value-type="string">
            <text:p>31%</text:p>
          </table:table-cell>
          <table:table-cell table:style-name="ce13" office:value-type="string" calcext:value-type="string">
            <text:p>1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/>
          <table:table-cell table:style-name="ce13" office:value-type="string" calcext:value-type="string">
            <text:p>0%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6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5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6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7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2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number-columns-repeated="2"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ce5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5%</text:p>
          </table:table-cell>
          <table:table-cell table:style-name="ce13" office:value-type="string" calcext:value-type="string">
            <text:p>90%</text:p>
          </table:table-cell>
          <table:table-cell table:style-name="ce13" office:value-type="string" calcext:value-type="string">
            <text:p>95%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Rate (Morning)</text:p>
          </table:table-cell>
          <table:table-cell office:value-type="string" calcext:value-type="string">
            <text:p>Rate (Day)</text:p>
          </table:table-cell>
          <table:table-cell office:value-type="string" calcext:value-type="string">
            <text:p>Rate (Night)</text:p>
          </table:table-cell>
          <table:table-cell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95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2"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Rate (Morning)</text:p>
          </table:table-cell>
          <table:table-cell office:value-type="string" calcext:value-type="string">
            <text:p>Rate (Day)</text:p>
          </table:table-cell>
          <table:table-cell office:value-type="string" calcext:value-type="string">
            <text:p>Rate (Night)</text:p>
          </table:table-cell>
          <table:table-cell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6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6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table:style-name="ce12"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Morning Rate</text:p>
          </table:table-cell>
          <table:table-cell office:value-type="string" calcext:value-type="string">
            <text:p>Day Rate</text:p>
          </table:table-cell>
          <table:table-cell office:value-type="string" calcext:value-type="string">
            <text:p>Night Rate</text:p>
          </table:table-cell>
          <table:table-cell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2"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table:style-name="ce12"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2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Morning Rate</text:p>
          </table:table-cell>
          <table:table-cell office:value-type="string" calcext:value-type="string">
            <text:p>Day Rate</text:p>
          </table:table-cell>
          <table:table-cell office:value-type="string" calcext:value-type="string">
            <text:p>Night Rate</text:p>
          </table:table-cell>
          <table:table-cell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45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Sudowood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3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table:style-name="ce12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3"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3" office:value-type="string" calcext:value-type="string">
            <text:p>41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9%</text:p>
          </table:table-cell>
          <table:table-cell table:style-name="ce13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13" office:value-type="string" calcext:value-type="string">
            <text:p>9%</text:p>
          </table:table-cell>
          <table:table-cell table:style-name="ce13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21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ce13" office:value-type="string" calcext:value-type="string">
            <text:p>11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100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%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%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100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%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%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ce3"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ce3"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6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table:style-name="ce3"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6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1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Beautif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/>
          <table:table-cell table:style-name="ce13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6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5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104658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1T22:59:52.304353993</dc:date>
    <meta:editing-duration>P2DT13H6M45S</meta:editing-duration>
    <meta:editing-cycles>465</meta:editing-cycles>
    <meta:generator>LibreOffice/7.3.7.2$Linux_X86_64 LibreOffice_project/30$Build-2</meta:generator>
    <meta:document-statistic meta:table-count="1" meta:cell-count="10535" meta:object-count="0"/>
  </office:meta>
</office:document-meta>
</file>